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790" officeooo:paragraph-rsid="001277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ST</text:p>
      <text:p text:style-name="P1">Exercise1-</text:p>
      <text:p text:style-name="P1">Take the unknown genomes that are given to you and extract the following from the NCBI webpage (</text:p>
      <text:p text:style-name="P1">​://www.ncbi.nlm.nih.gov/​):</text:p>
      <text:p text:style-name="P1">1. Which organism does each given genome belong to?</text:p>
      <text:p text:style-name="P1"/>
      <text:p text:style-name="P1">2. What is the size of this genome (in bp)?</text:p>
      <text:p text:style-name="P1"/>
      <text:p text:style-name="P1">3. What is the number of genes?</text:p>
      <text:p text:style-name="P1"/>
      <text:p text:style-name="P1">4. What type of organism is it (i.e., prokaryotic or eukaryotic)?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17:19.861082916</meta:creation-date>
    <dc:date>2018-05-02T14:31:26.888014621</dc:date>
    <meta:editing-duration>PT3M52S</meta:editing-duration>
    <meta:editing-cycles>1</meta:editing-cycles>
    <meta:document-statistic meta:table-count="0" meta:image-count="0" meta:object-count="0" meta:page-count="1" meta:paragraph-count="8" meta:word-count="58" meta:character-count="329" meta:non-whitespace-character-count="275"/>
    <meta:generator>LibreOffice/5.1.6.2$Linux_X86_64 LibreOffice_project/10m0$Build-2</meta:generator>
  </office:meta>
</office:document-meta>
</file>